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Tahoma1" svg:font-family="Tahoma"/>
    <style:font-face style:name="Black Chancery" svg:font-family="'Black Chancery'" style:font-pitch="variable"/>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lon" svg:font-family="Avalo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valon" fo:font-size="12pt" style:font-size-asian="12pt"/>
    </style:style>
    <style:style style:name="P2" style:family="paragraph" style:parent-style-name="Standard">
      <style:paragraph-properties fo:text-align="center" style:justify-single-word="false"/>
      <style:text-properties style:font-name="Avalon" fo:font-size="12pt" style:font-size-asian="12pt"/>
    </style:style>
    <style:style style:name="P3" style:family="paragraph" style:parent-style-name="Standard">
      <style:paragraph-properties fo:text-align="justify" style:justify-single-word="false"/>
      <style:text-properties style:font-name="Avalon" fo:font-size="12pt" style:font-size-asian="12pt"/>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7cm" fo:margin-right="0cm" fo:text-align="justify" style:justify-single-word="false" fo:text-indent="0cm" style:auto-text-indent="false"/>
      <style:text-properties style:font-name="Avalon" fo:font-size="12pt" style:font-size-asian="12pt"/>
    </style:style>
    <style:style style:name="P6" style:family="paragraph" style:parent-style-name="Standard">
      <style:paragraph-properties fo:margin-left="1.27cm" fo:margin-right="0cm" fo:text-align="justify" style:justify-single-word="false" fo:text-indent="-0.635cm" style:auto-text-indent="false"/>
    </style:style>
    <style:style style:name="P7" style:family="paragraph" style:parent-style-name="Standard">
      <style:paragraph-properties fo:margin-left="1.27cm" fo:margin-right="0cm" fo:text-align="justify" style:justify-single-word="false" fo:text-indent="-0.635cm" style:auto-text-indent="false"/>
      <style:text-properties style:font-name="Avalon" fo:font-size="12pt" style:font-size-asian="12pt"/>
    </style:style>
    <style:style style:name="P8" style:family="paragraph" style:parent-style-name="Standard">
      <style:paragraph-properties fo:margin-left="1.27cm" fo:margin-right="0cm" fo:text-align="justify" style:justify-single-word="false" fo:text-indent="0.132cm" style:auto-text-indent="false"/>
      <style:text-properties style:font-name="Avalon" fo:font-size="12pt" style:font-size-asian="12pt"/>
    </style:style>
    <style:style style:name="P9" style:family="paragraph" style:parent-style-name="Standard">
      <style:paragraph-properties fo:margin-left="1.27cm" fo:margin-right="0cm" fo:text-align="justify" style:justify-single-word="false" fo:text-indent="-1.27cm" style:auto-text-indent="false"/>
    </style:style>
    <style:style style:name="P10" style:family="paragraph" style:parent-style-name="Standard">
      <style:paragraph-properties fo:margin-left="0.635cm" fo:margin-right="0cm" fo:text-align="justify" style:justify-single-word="false" fo:text-indent="0.635cm" style:auto-text-indent="false"/>
      <style:text-properties style:font-name="Avalon" fo:font-size="12pt" style:font-size-asian="12pt"/>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Standard" style:list-style-name="WW8Num2">
      <style:paragraph-properties fo:margin-left="1.27cm" fo:margin-right="0cm" fo:text-align="justify" style:justify-single-word="false" fo:text-indent="-0.635cm" style:auto-text-indent="false">
        <style:tab-stops>
          <style:tab-stop style:position="1.27cm"/>
        </style:tab-stops>
      </style:paragraph-properties>
      <style:text-properties style:font-name="Avalon" fo:font-size="12pt" style:font-size-asian="12pt"/>
    </style:style>
    <style:style style:name="P13" style:family="paragraph" style:parent-style-name="Standard" style:list-style-name="WW8Num1">
      <style:paragraph-properties fo:margin-left="1.27cm" fo:margin-right="0cm" fo:text-align="justify" style:justify-single-word="false" fo:text-indent="-0.635cm" style:auto-text-indent="false">
        <style:tab-stops>
          <style:tab-stop style:position="1.27cm"/>
        </style:tab-stops>
      </style:paragraph-properties>
      <style:text-properties style:font-name="Avalon" fo:font-size="12pt" style:font-size-asian="12pt"/>
    </style:style>
    <style:style style:name="P14" style:family="paragraph" style:parent-style-name="Standard" style:list-style-name="WW8Num1">
      <style:paragraph-properties fo:margin-left="0cm" fo:margin-right="0cm" fo:text-align="justify" style:justify-single-word="false" fo:text-indent="0cm" style:auto-text-indent="false">
        <style:tab-stops>
          <style:tab-stop style:position="1.27cm"/>
        </style:tab-stops>
      </style:paragraph-properties>
      <style:text-properties style:font-name="Avalon" fo:font-size="12pt" style:font-size-asian="12pt"/>
    </style:style>
    <style:style style:name="T1" style:family="text">
      <style:text-properties style:font-name="Black Chancery" fo:font-size="14pt" fo:font-weight="bold" style:font-size-asian="14pt" style:font-weight-asian="bold"/>
    </style:style>
    <style:style style:name="T2" style:family="text">
      <style:text-properties style:font-name="Symbol" fo:font-size="14pt" fo:font-weight="bold" style:font-size-asian="14pt" style:font-weight-asian="bold"/>
    </style:style>
    <style:style style:name="T3" style:family="text">
      <style:text-properties style:font-name="Avalon" fo:font-size="12pt" fo:font-weight="bold" style:font-size-asian="12pt" style:font-weight-asian="bold"/>
    </style:style>
    <style:style style:name="T4" style:family="text">
      <style:text-properties style:font-name="Avalon" fo:font-size="12pt" fo:font-weight="bold" style:font-size-asian="12pt" style:font-weight-asian="bold" style:font-weight-complex="bold"/>
    </style:style>
    <style:style style:name="T5" style:family="text">
      <style:text-properties style:font-name="Avalon" fo:font-size="12pt" style:font-size-asian="12pt"/>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uidelines for those who wish to get married in St. Brendan</text:span><text:span text:style-name="T2"></text:span><text:span text:style-name="T1">s Church, Coolock.</text:span></text:p>
      <text:p text:style-name="P1"/>
      <text:p text:style-name="Text_20_body">Congratulations on your decision to be married. </text:p>
      <text:p text:style-name="Text_20_body">Please God it will be a very happy occasion for both you and your families.</text:p>
      <text:p text:style-name="P2">The Church takes this marriage just as seriously as you do. So the Parish Community </text:p>
      <text:p text:style-name="P2">is available to help you plan ahead through the final few steps. </text:p>
      <text:p text:style-name="P4"/>
      <text:list xml:id="list29575513" text:style-name="WW8Num2">
        <text:list-item>
          <text:p text:style-name="P12">Here are some practical hints and guidelines:</text:p>
        </text:list-item>
      </text:list>
      <text:p text:style-name="P5">Both you and your fiancé(e) are expected to give three months notice </text:p>
      <text:p text:style-name="P4"><text:span text:style-name="T3">to a priest from your own parish</text:span><text:span text:style-name="T5">. It is not enough to simply book the Church.</text:span></text:p>
      <text:p text:style-name="P5">You also need to make an appointment to meet with the Civil Registrar to give three months notice of your intention to marry in advance of your proposed date of marriage.</text:p>
      <text:p text:style-name="P3"/>
      <text:p text:style-name="P6"><text:span text:style-name="T5">2.<text:tab/>The priest of your Parish will fill out the Pre-Nuptial Enquiry Form. You will need Baptismal Certificate, Confirmation Certificate and Letter(s) of Freedom from any Parish which you have resided in for two years or more. This must be done by each of you </text:span><text:span text:style-name="T4">in your own parish</text:span><text:span text:style-name="T5"> before you can get married in Church.</text:span></text:p>
      <text:p text:style-name="P8">It would be best if you went to see the priest as soon as you book the Church. </text:p>
      <text:p text:style-name="P8">He will then be able to tell you exactly what you need to do.</text:p>
      <text:p text:style-name="P3"/>
      <text:p text:style-name="P9"><text:span text:style-name="T5"><text:s text:c="6"/>3. <text:s/>If you are not from St. Brendan’s Parish, you need to get </text:span><text:span text:style-name="T3">a priest from your own parish</text:span><text:span text:style-name="T5"> to perform the ceremony. You can organise this when you meet the priest to fill out the pre-Nuptial Enquiry Form.</text:span></text:p>
      <text:p text:style-name="P3"/>
      <text:p text:style-name="Text_20_body_20_indent"><text:s text:c="24"/>4. <text:tab/>A pre-marriage course in preparation for marriage is expected. ACCORD the <text:s text:c="2"/>Catholic Marriage Care Service provide such courses locally and can be contacted at <text:s text:c="2"/>ACCORD Tel. 478 0866 <text:s text:c="2"/>Website <text:s text:c="2"/>www.accord.ie</text:p>
      <text:p text:style-name="P1"/>
      <text:p text:style-name="P2">It is advisable to book your place on one of these courses well in advance.</text:p>
      <text:p text:style-name="P3"/>
      <text:p text:style-name="P7">5.<text:tab/>The fee for the use of the Church €150.00 In addition a contribution of about €50.00 to the Sacristan is standard . A small donation to the Altar Servers is also customary.</text:p>
      <text:p text:style-name="P3"/>
      <text:list xml:id="list29585542" text:style-name="WW8Num1">
        <text:list-item>
          <text:p text:style-name="P13">Our Organist is Jimmy Synnott. <text:s/>Should you wish to contact him to arrange music for your wedding, his phone no. is 087 225 9831 </text:p>
          <text:list>
            <text:list-item>
              <text:list>
                <text:list-item>
                  <text:list>
                    <text:list-item>
                      <text:list>
                        <text:list-item>
                          <text:list>
                            <text:list-item>
                              <text:list>
                                <text:list-item>
                                  <text:list>
                                    <text:list-item>
                                      <text:list>
                                        <text:list-header>
                                          <text:p text:style-name="P14"/>
                                          <text:list>
                                            <text:list-header>
                                              <text:p text:style-name="P14"><text:s text:c="5"/>7. <text:s text:c="2"/>Please let us know your arrangements in advance. </text:p>
                                            </text:list-header>
                                          </text:list>
                                        </text:list-header>
                                      </text:list>
                                    </text:list-item>
                                  </text:list>
                                </text:list-item>
                              </text:list>
                            </text:list-item>
                          </text:list>
                        </text:list-item>
                      </text:list>
                    </text:list-item>
                  </text:list>
                </text:list-item>
              </text:list>
            </text:list-item>
          </text:list>
        </text:list-item>
      </text:list>
      <text:p text:style-name="P10">Our Florist is Mrs. Marcella Campbell. 848 0625.</text:p>
      <text:p text:style-name="P3"/>
      <text:p text:style-name="P7">8.<text:tab/>Please ask your guests not to use Confetti in the Church Grounds. It is difficult to clean up afterwards.</text:p>
      <text:p text:style-name="P3"/>
      <text:p text:style-name="P7">9.<text:tab/>Photographers may use the Sanctuary, but are expected to act with respectful discretion, in keeping with the sacredness of the occasion. They should consult the priest before the ceremony.</text:p>
      <text:p text:style-name="P3"/>
      <text:p text:style-name="P3"/>
      <text:p text:style-name="P3"/>
      <text:p text:style-name="P3"/>
      <text:p text:style-name="P3"/>
      <text:p text:style-name="P3"><text:soft-page-break/></text:p>
      <text:p text:style-name="P3"/>
      <text:p text:style-name="P3">Bride’s Name:<text:tab/>______________________________________</text:p>
      <text:p text:style-name="P3"/>
      <text:p text:style-name="P3">Address:<text:tab/><text:tab/>______________________________________</text:p>
      <text:p text:style-name="P3"/>
      <text:p text:style-name="P3">Phone Number:<text:tab/>______________________________________</text:p>
      <text:p text:style-name="P3"/>
      <text:p text:style-name="P3">Parish:<text:tab/><text:tab/>______________________________________</text:p>
      <text:p text:style-name="P3"/>
      <text:p text:style-name="P3">Date of Birth<text:tab/><text:tab/>_______________________________________</text:p>
      <text:p text:style-name="P3"/>
      <text:p text:style-name="P3"/>
      <text:p text:style-name="P3"/>
      <text:p text:style-name="P3"/>
      <text:p text:style-name="P3">Groom’s Name:<text:tab/>______________________________________</text:p>
      <text:p text:style-name="P3"/>
      <text:p text:style-name="P3">Address:<text:tab/><text:tab/>______________________________________</text:p>
      <text:p text:style-name="P3"/>
      <text:p text:style-name="P3">Phone Number:<text:tab/>______________________________________</text:p>
      <text:p text:style-name="P3"/>
      <text:p text:style-name="P3">Parish:<text:tab/><text:tab/>______________________________________</text:p>
      <text:p text:style-name="P3"/>
      <text:p text:style-name="P3">Date of Birth<text:tab/><text:tab/>______________________________________</text:p>
      <text:p text:style-name="P3"/>
      <text:p text:style-name="P3"/>
      <text:p text:style-name="P3"/>
      <text:p text:style-name="P3"/>
      <text:p text:style-name="P3">Date of <text:s/>Marriage: <text:s/>______________________________________</text:p>
      <text:p text:style-name="P3"/>
      <text:p text:style-name="P3"/>
      <text:p text:style-name="P3">Time:<text:tab/><text:tab/><text:tab/>______________________________________</text:p>
      <text:p text:style-name="P3"/>
      <text:p text:style-name="P3"/>
      <text:p text:style-name="P3">Priest:<text:tab/><text:tab/><text:tab/>______________________________________</text:p>
      <text:p text:style-name="P3"/>
      <text:p text:style-name="P3"/>
      <text:p text:style-name="P3"/>
      <text:p text:style-name="P3">Name of Bridesmaid:<text:tab/>______________________________________</text:p>
      <text:p text:style-name="P3"/>
      <text:p text:style-name="P3">Address:<text:tab/><text:tab/>______________________________________</text:p>
      <text:p text:style-name="P3"/>
      <text:p text:style-name="P3"/>
      <text:p text:style-name="P3"/>
      <text:p text:style-name="P3">Name of Best Man <text:tab/>______________________________________</text:p>
      <text:p text:style-name="P3"/>
      <text:p text:style-name="P3">Address:<text:tab/><text:tab/>______________________________________</text:p>
      <text:section text:style-name="Sect1" text:name="Section1">
        <text:p text:style-name="P3"><text:tab/><text:tab/> </text:p>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Black Chancery" svg:font-family="'Black Chancery'" style:font-pitch="variable"/>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lon" svg:font-family="Avalo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Text_20_body" style:display-name="Text body" style:family="paragraph" style:parent-style-name="Standard" style:class="text">
      <style:paragraph-properties fo:text-align="center" style:justify-single-word="false"/>
      <style:text-properties style:font-name="Avalon" fo:font-size="12pt" style:font-size-asian="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Standard" style:class="text">
      <style:paragraph-properties fo:margin-left="1.501cm" fo:margin-right="0cm" fo:text-align="justify" style:justify-single-word="false" fo:text-indent="-3.501cm" style:auto-text-indent="false">
        <style:tab-stops>
          <style:tab-stop style:position="1.501cm"/>
        </style:tab-stops>
      </style:paragraph-properties>
      <style:text-properties style:font-name="Avalon" fo:font-size="12pt" style:font-size-asian="12pt"/>
    </style:style>
    <style:style style:name="Absatz-Standardschriftart"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011cm" fo:margin-bottom="1.27cm" fo:margin-left="2.011cm" fo:margin-right="2.01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GUIDELINES FOR THOSE WHO WISH TO MARRY IN ST</dc:title>
    <meta:initial-creator>Gerry Kane</meta:initial-creator>
    <meta:creation-date>2004-09-24T13:19:00</meta:creation-date>
    <dc:creator>Parish Office St. Brendan's Church</dc:creator>
    <dc:date>2009-01-28T11:41:46.89</dc:date>
    <meta:print-date>2009-01-28T09:52:15.84</meta:print-date>
    <meta:editing-cycles>9</meta:editing-cycles>
    <meta:editing-duration>PT576H05M54S</meta:editing-duration>
    <meta:printed-by>Parish Office St. Brendan's Church</meta:printed-by>
    <meta:generator>OpenOffice.org/3.0$Win32 OpenOffice.org_project/300m9$Build-9358</meta:generator>
    <meta:document-statistic meta:table-count="0" meta:image-count="0" meta:object-count="0" meta:page-count="2" meta:paragraph-count="39" meta:word-count="480" meta:character-count="3270"/>
    <meta:user-defined meta:name="Info 1"/>
    <meta:user-defined meta:name="Info 2"/>
    <meta:user-defined meta:name="Info 3"/>
    <meta:user-defined meta:name="Info 4"/>
  </office:meta>
</office:document-meta>
</file>